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400000328FFDE271237E44AE3.png" manifest:media-type="image/png"/>
  <manifest:file-entry manifest:full-path="Pictures/1000000100000581000002715C4116715D8A22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ceb75" officeooo:paragraph-rsid="001ceb7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eb75" officeooo:paragraph-rsid="001ceb7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Example 1: Using pre-defined searches</text:p>
      <text:p text:style-name="Standard"><draw:frame draw:style-name="fr2" draw:name="Image1" text:anchor-type="char" svg:x="-0.5791in" svg:y="0.1346in" svg:width="8.1047in" svg:height="5.9173in" draw:z-index="0"><draw:image xlink:href="Pictures/100000010000044400000328FFDE271237E44A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Example 2: Manual Search</text:p>
      <text:p text:style-name="P3"/>
      <text:p text:style-name="Standard"><draw:frame draw:style-name="fr1" draw:name="Image2" text:anchor-type="char" svg:width="7.7854in" svg:height="6.1717in" draw:z-index="1"><draw:image xlink:href="Pictures/1000000100000581000002715C4116715D8A2233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23:54:12.468000000</meta:creation-date>
    <dc:date>2023-03-10T00:00:45.638000000</dc:date>
    <meta:editing-duration>PT6M33S</meta:editing-duration>
    <meta:editing-cycles>1</meta:editing-cycles>
    <meta:generator>LibreOffice/7.3.4.2$Windows_X86_64 LibreOffice_project/728fec16bd5f605073805c3c9e7c4212a0120dc5</meta:generator>
    <meta:document-statistic meta:table-count="0" meta:image-count="2" meta:object-count="0" meta:page-count="2" meta:paragraph-count="2" meta:word-count="9" meta:character-count="61" meta:non-whitespace-character-count="54"/>
  </office:meta>
</office:document-meta>
</file>